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00"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3333"/>
    </style:style>
    <style:style style:name="T2" style:family="text">
      <style:text-properties fo:background-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utturazione MovieWord</text:span> </text:p>
      <text:p text:style-name="P3"/>
      <text:p text:style-name="P2">Dubbi:</text:p>
      <text:p text:style-name="P3">Posso utilizzare l'ISAN come identificatore univoco del film? </text:p>
      <text:p text:style-name="P3">In questa maniera posso identificare sicuramente univocamente un film</text:p>
      <text:p text:style-name="P3">Posso aggiungere anche il campo lingua ? (magari esisite una versione in lingua inglese ed una in italiano)</text:p>
      <text:p text:style-name="P3">Per la traduzione solitamente utillizzate una soluzione statica oppure un API di traduzione automatica?</text:p>
      <text:p text:style-name="P2">Progettazione:</text:p>
      <text:p text:style-name="P3">Ipotesi Tabelle necessarie:</text:p>
      <text:list xml:id="list175603054646327988" text:style-name="L1">
        <text:list-item>
          <text:p text:style-name="P4"><text:span text:style-name="T2">Film</text:span>: Tabella contenente le informazioni necessarie del film, oltre ai dati richiesti aggiungerei anche un campo lingua, e uno ISAN, la chiave primaria consistera in un unione tra questi due, essendo che l'ISAN identifica una copia ma non la lingua in cui è fatto, in questa maniera possoi mostrare solo u film disponibili nella lingua dell'utente</text:p>
        </text:list-item>
        <text:list-item>
          <text:p text:style-name="P4"><text:span text:style-name="T2">Negozi</text:span>: Tabella contente le informazioni necessarie per identificare un centro di rivendita(ritiro) film</text:p>
        </text:list-item>
        <text:list-item>
          <text:p text:style-name="P4"><text:span text:style-name="T2">Utenti</text:span>: Teballa contente gli utenti che si registrano alla piattaforma, contenente informazioni di login come mail e password criptata con hash, inoltre viene anche salvata la lingua che utilizza l'utente</text:p>
        </text:list-item>
        <text:list-item>
          <text:p text:style-name="P4"><text:span text:style-name="T2">Acquisti</text:span>: tabella contente tutti i legami tra film, rivendita di ritiro e utente acquistate, tramite questa taberlla sarà possibile osservare che film un utente ha ordinato, dove ha intenzione di ritirarlo, il numero di copie e lo stato dell'operazione (Ordine annullato,Consegnato,Confermato, ecc.), questa tabella può anche utilizzata per fare delle statistiche sui film ordini eccettera</text:p>
        </text:list-item>
        <text:list-item>
          <text:p text:style-name="P4"><text:span text:style-name="T2">Notizie:</text:span> Contiene un legame con la tabella film e contiene tutte le news legate a un film con la loro lingua di origine </text:p>
        </text:list-item>
        <text:list-item>
          <text:p text:style-name="P4"><text:span text:style-name="T2">Cast:</text:span> Contente tutti gli attori/cast </text:p>
        </text:list-item>
        <text:list-item>
          <text:p text:style-name="P4">Collegamento cast-Film </text:p>
        </text:list-item>
        <text:list-item>
          <text:p text:style-name="P4"><text:span text:style-name="T2">Disponibilità</text:span> in magazzino generale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 Ghirardi</meta:initial-creator>
    <meta:creation-date>2025-03-10T12:46:58.75</meta:creation-date>
    <dc:date>2025-03-10T18:01:38.89</dc:date>
    <dc:creator>Nicolas  Ghirardi</dc:creator>
    <meta:editing-duration>PT55M48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16" meta:word-count="252" meta:character-count="1689"/>
  </office:meta>
</office:document-meta>
</file>